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gumentCaptorTest.tearDow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gumentCaptorTest.tell_handy_return_values_to_return_value_f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